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88e" officeooo:paragraph-rsid="0005388e"/>
    </style:style>
    <style:style style:name="P2" style:family="paragraph" style:parent-style-name="Standard">
      <style:text-properties officeooo:rsid="0005388e" officeooo:paragraph-rsid="0005388e"/>
    </style:style>
    <style:style style:name="P3" style:family="paragraph" style:parent-style-name="Standard">
      <style:text-properties officeooo:rsid="00067f76" officeooo:paragraph-rsid="00067f76"/>
    </style:style>
    <style:style style:name="P4" style:family="paragraph" style:parent-style-name="Standard">
      <style:text-properties officeooo:rsid="0006d9e6" officeooo:paragraph-rsid="0006d9e6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67f76" officeooo:paragraph-rsid="0005388e"/>
    </style:style>
    <style:style style:name="T1" style:family="text">
      <style:text-properties officeooo:rsid="00067f76"/>
    </style:style>
    <style:style style:name="T2" style:family="text">
      <style:text-properties officeooo:rsid="0006d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gurações Iniciais:</text:p>
      <text:p text:style-name="P1"/>
      <text:p text:style-name="P1"><text:span text:style-name="T1">1)</text:span>Instalar libasound2-dev (contém a alsa-lib):</text:p>
      <text:p text:style-name="P1"/>
      <text:p text:style-name="P1"><text:tab/>sudo apt-get install libasound2-dev</text:p>
      <text:p text:style-name="P1"/>
      <text:p text:style-name="P1"/>
      <text:p text:style-name="P1"/>
      <text:p text:style-name="P4">Compiling an ALSA application:</text:p>
      <text:p text:style-name="P4"/>
      <text:p text:style-name="P4">Just use -lasound and make sure you have included</text:p>
      <text:p text:style-name="P4"/>
      <text:p text:style-name="P4">#include &lt;alsa/asoundlib.h&gt;</text:p>
      <text:p text:style-name="P1"/>
      <text:p text:style-name="P5"/>
      <text:p text:style-name="P3"/>
      <text:p text:style-name="P3"/>
      <text:p text:style-name="P3"/>
      <text:p text:style-name="P3">Links úteis:</text:p>
      <text:p text:style-name="P3"/>
      <text:p text:style-name="P3">- Tutoria<text:span text:style-name="T2">is:</text:span></text:p>
      <text:p text:style-name="P3"/>
      <text:p text:style-name="P4">https://www.alsa-project.org/main/index.php/Tutorials_and_Present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22:11:17.040434024</meta:creation-date>
    <dc:date>2019-09-09T22:39:12.601609351</dc:date>
    <meta:editing-duration>PT17M32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9" meta:word-count="31" meta:character-count="306" meta:non-whitespace-character-count="283"/>
  </office:meta>
</office:document-meta>
</file>